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1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Run #</text:p>
          </table:table-cell>
          <table:table-cell office:value-type="string">
            <text:p>HPD #</text:p>
          </table:table-cell>
          <table:table-cell office:value-type="string">
            <text:p>zero peak A</text:p>
          </table:table-cell>
          <table:table-cell table:style-name="ce1" office:value-type="string">
            <text:p>zero peak B</text:p>
          </table:table-cell>
          <table:table-cell office:value-type="string">
            <text:p>Single Photon B</text:p>
          </table:table-cell>
          <table:table-cell office:value-type="string">
            <text:p>RXF zero</text:p>
          </table:table-cell>
          <table:table-cell office:value-type="string">
            <text:p>RXF peak</text:p>
          </table:table-cell>
          <table:table-cell office:value-type="string">
            <text:p>zero peak E</text:p>
          </table:table-cell>
          <table:table-cell office:value-type="string">
            <text:p>single photon E</text:p>
          </table:table-cell>
          <table:table-cell office:value-type="string">
            <text:p>Zero peak F</text:p>
          </table:table-cell>
          <table:table-cell office:value-type="string">
            <text:p>single photon gain 1</text:p>
          </table:table-cell>
          <table:table-cell table:style-name="ce1" office:value-type="string">
            <text:p>single photon gain 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 334.063" office:value-type="float" office:value="334.063">
            <text:p>334.063</text:p>
          </table:table-cell>
          <table:table-cell office:value-type="float" office:value="340.372">
            <text:p>340.372</text:p>
          </table:table-cell>
          <table:table-cell office:value-type="float" office:value="518.18">
            <text:p>518.18</text:p>
          </table:table-cell>
          <table:table-cell table:number-columns-repeated="2"/>
          <table:table-cell office:value-type="float" office:value="317.081">
            <text:p>317.081</text:p>
          </table:table-cell>
          <table:table-cell office:value-type="float" office:value="483.936">
            <text:p>483.936</text:p>
          </table:table-cell>
          <table:table-cell office:value-type="float" office:value="321.186">
            <text:p>321.186</text:p>
          </table:table-cell>
          <table:table-cell table:formula="of:=[.E2]-[.D2]" office:value-type="float" office:value="177.808">
            <text:p>177.808</text:p>
          </table:table-cell>
          <table:table-cell table:formula="of:=[.I2]-[.H2]" office:value-type="float" office:value="166.855">
            <text:p>166.8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05.635">
            <text:p>305.635</text:p>
          </table:table-cell>
          <table:table-cell office:value-type="float" office:value="301.007">
            <text:p>301.007</text:p>
          </table:table-cell>
          <table:table-cell office:value-type="float" office:value="480.654">
            <text:p>480.654</text:p>
          </table:table-cell>
          <table:table-cell table:number-columns-repeated="2"/>
          <table:table-cell office:value-type="float" office:value="290.573">
            <text:p>290.573</text:p>
          </table:table-cell>
          <table:table-cell office:value-type="float" office:value="471.046">
            <text:p>471.046</text:p>
          </table:table-cell>
          <table:table-cell office:value-type="float" office:value="291.354">
            <text:p>291.354</text:p>
          </table:table-cell>
          <table:table-cell table:formula="of:=[.E3]-[.D3]" office:value-type="float" office:value="179.647">
            <text:p>179.647</text:p>
          </table:table-cell>
          <table:table-cell table:formula="of:=[.I3]-[.H3]" office:value-type="float" office:value="180.473">
            <text:p>180.4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89.988">
            <text:p>489.988</text:p>
          </table:table-cell>
          <table:table-cell office:value-type="float" office:value="492.428">
            <text:p>492.428</text:p>
          </table:table-cell>
          <table:table-cell office:value-type="float" office:value="690.807">
            <text:p>690.807</text:p>
          </table:table-cell>
          <table:table-cell table:number-columns-repeated="2"/>
          <table:table-cell office:value-type="float" office:value="275.706">
            <text:p>275.706</text:p>
          </table:table-cell>
          <table:table-cell office:value-type="float" office:value="458.778">
            <text:p>458.778</text:p>
          </table:table-cell>
          <table:table-cell office:value-type="float" office:value="273.422">
            <text:p>273.422</text:p>
          </table:table-cell>
          <table:table-cell table:formula="of:=[.E4]-[.D4]" office:value-type="float" office:value="198.379">
            <text:p>198.379</text:p>
          </table:table-cell>
          <table:table-cell table:formula="of:=[.I4]-[.H4]" office:value-type="float" office:value="183.072">
            <text:p>183.0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20.188">
            <text:p>320.188</text:p>
          </table:table-cell>
          <table:table-cell office:value-type="float" office:value="325.156">
            <text:p>325.156</text:p>
          </table:table-cell>
          <table:table-cell office:value-type="float" office:value="490.645">
            <text:p>490.645</text:p>
          </table:table-cell>
          <table:table-cell table:number-columns-repeated="2"/>
          <table:table-cell office:value-type="float" office:value="318.432">
            <text:p>318.432</text:p>
          </table:table-cell>
          <table:table-cell office:value-type="float" office:value="486.69">
            <text:p>486.69</text:p>
          </table:table-cell>
          <table:table-cell office:value-type="float" office:value="317.511">
            <text:p>317.511</text:p>
          </table:table-cell>
          <table:table-cell table:formula="of:=[.E5]-[.D5]" office:value-type="float" office:value="165.489">
            <text:p>165.489</text:p>
          </table:table-cell>
          <table:table-cell table:formula="of:=[.I5]-[.H5]" office:value-type="float" office:value="168.258">
            <text:p>168.2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6.979">
            <text:p>316.979</text:p>
          </table:table-cell>
          <table:table-cell table:number-columns-repeated="2"/>
          <table:table-cell table:number-columns-repeated="2"/>
          <table:table-cell table:number-columns-repeated="2"/>
          <table:table-cell/>
          <table:table-cell table:formula="of:=[.E6]-[.D6]" office:value-type="float" office:value="0">
            <text:p>0</text:p>
          </table:table-cell>
          <table:table-cell table:formula="of:=[.I6]-[.H6]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number-columns-repeated="2"/>
          <table:table-cell table:number-columns-repeated="2"/>
          <table:table-cell table:number-columns-repeated="2"/>
          <table:table-cell/>
          <table:table-cell table:formula="of:=[.E7]-[.D7]" office:value-type="float" office:value="0">
            <text:p>0</text:p>
          </table:table-cell>
          <table:table-cell table:formula="of:=[.I7]-[.H7]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number-columns-repeated="2"/>
          <table:table-cell table:number-columns-repeated="2"/>
          <table:table-cell/>
          <table:table-cell table:formula="of:=[.E8]-[.D8]" office:value-type="float" office:value="0">
            <text:p>0</text:p>
          </table:table-cell>
          <table:table-cell table:formula="of:=[.I8]-[.H8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10/27/2011</text:date>, <text:time>00:1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na Vasiloff</meta:initial-creator>
    <meta:creation-date>2011-10-26T16:00:54</meta:creation-date>
    <dc:date>2011-10-27T00:18:07</dc:date>
    <dc:creator>Gina Vasiloff</dc:creator>
    <meta:editing-duration>PT08H17M14S</meta:editing-duration>
    <meta:editing-cycles>11</meta:editing-cycles>
    <meta:generator>OpenOffice.org/3.2$Linux OpenOffice.org_project/320m19$Build-9505</meta:generator>
    <meta:document-statistic meta:table-count="3" meta:cell-count="77" meta:object-count="0"/>
  </office:meta>
</office:document-meta>
</file>